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1460000426D0000280848E7A3BB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="solid" draw:fill-color="#ffffff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draw:frame draw:style-name="gr1" draw:text-style-name="P1" draw:layer="layout" svg:width="18.861cm" svg:height="12cm" svg:x="1.139cm" svg:y="1cm">
          <draw:image xlink:href="Pictures/200001460000426D0000280848E7A3BB.svm" xlink:type="simple" xlink:show="embed" xlink:actuate="onLoad">
            <text:p/>
          </draw:image>
        </draw:frame>
        <draw:rect draw:style-name="gr2" draw:text-style-name="P1" draw:layer="layout" svg:width="1.5cm" svg:height="1cm" svg:x="15cm" svg:y="6.5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5.512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1-05T19:22:14.97</meta:creation-date>
    <dc:date>2010-01-05T19:33:15.93</dc:date>
    <meta:editing-duration>PT00H05M41S</meta:editing-duration>
    <meta:editing-cycles>3</meta:editing-cycles>
    <meta:generator>OpenOffice.org/3.0$Win32 OpenOffice.org_project/300m9$Build-9358</meta:generator>
    <meta:document-statistic meta:object-count="2"/>
  </office:meta>
</office:document-meta>
</file>